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SharedLibraryDescriptorMojo.generateJbiDescripto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GenerateSharedLibraryDescriptorMojo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